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7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695cm" svg:y="34.419cm">
            <draw:object draw:notify-on-update-of-ranges="Sheet1.D70:Sheet1.R70 Sheet1.C71:Sheet1.C71 Sheet1.D71:Sheet1.R71 Sheet1.C72:Sheet1.C72 Sheet1.D72:Sheet1.R72 Sheet1.C73:Sheet1.C73 Sheet1.D73:Sheet1.R73 Sheet1.C74:Sheet1.C74 Sheet1.D74:Sheet1.R74 Sheet1.C75:Sheet1.C75 Sheet1.D75:Sheet1.R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939cm" svg:height="17.804cm" svg:x="31.094cm" svg:y="17.365cm">
            <draw:object draw:notify-on-update-of-ranges="Sheet1.C62:Sheet1.C62 Sheet1.D62:Sheet1.K62 Sheet1.C63:Sheet1.C63 Sheet1.D63:Sheet1.K63 Sheet1.C64:Sheet1.C64 Sheet1.D64:Sheet1.K64 Sheet1.C65:Sheet1.C65 Sheet1.D65:Sheet1.K65 Sheet1.C66:Sheet1.C66 Sheet1.D66:Sheet1.K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agnant -&gt; Terminal</text:p>
          </table:table-cell>
          <table:table-cell office:value-type="float" office:value="33" calcext:value-type="float">
            <text:p>33</text:p>
          </table:table-cell>
          <table:table-cell office:value-type="float" office:value="0.0527156549520767" calcext:value-type="float">
            <text:p>0,052715654952076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nant -&gt; Fluctuating</text:p>
          </table:table-cell>
          <table:table-cell office:value-type="float" office:value="4" calcext:value-type="float">
            <text:p>4</text:p>
          </table:table-cell>
          <table:table-cell office:value-type="float" office:value="0.00638977635782748" calcext:value-type="float">
            <text:p>0,006389776357827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nant -&gt; Attractive</text:p>
          </table:table-cell>
          <table:table-cell office:value-type="float" office:value="22" calcext:value-type="float">
            <text:p>22</text:p>
          </table:table-cell>
          <table:table-cell office:value-type="float" office:value="0.0351437699680511" calcext:value-type="float">
            <text:p>0,03514376996805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nant -&gt; Stagnant</text:p>
          </table:table-cell>
          <table:table-cell office:value-type="float" office:value="71" calcext:value-type="float">
            <text:p>71</text:p>
          </table:table-cell>
          <table:table-cell office:value-type="float" office:value="0.113418530351438" calcext:value-type="float">
            <text:p>0,1134185303514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nal -&gt; Stagnant</text:p>
          </table:table-cell>
          <table:table-cell office:value-type="float" office:value="35" calcext:value-type="float">
            <text:p>35</text:p>
          </table:table-cell>
          <table:table-cell office:value-type="float" office:value="0.0559105431309904" calcext:value-type="float">
            <text:p>0,055910543130990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nal -&gt; Fluctuating</text:p>
          </table:table-cell>
          <table:table-cell office:value-type="float" office:value="23" calcext:value-type="float">
            <text:p>23</text:p>
          </table:table-cell>
          <table:table-cell office:value-type="float" office:value="0.036741214057508" calcext:value-type="float">
            <text:p>0,0367412140575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nal -&gt; Attractive</text:p>
          </table:table-cell>
          <table:table-cell office:value-type="float" office:value="22" calcext:value-type="float">
            <text:p>22</text:p>
          </table:table-cell>
          <table:table-cell office:value-type="float" office:value="0.0351437699680511" calcext:value-type="float">
            <text:p>0,03514376996805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nal -&gt; Terminal</text:p>
          </table:table-cell>
          <table:table-cell office:value-type="float" office:value="86" calcext:value-type="float">
            <text:p>86</text:p>
          </table:table-cell>
          <table:table-cell office:value-type="float" office:value="0.137380191693291" calcext:value-type="float">
            <text:p>0,13738019169329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ctuating -&gt; Stagnant</text:p>
          </table:table-cell>
          <table:table-cell office:value-type="float" office:value="8" calcext:value-type="float">
            <text:p>8</text:p>
          </table:table-cell>
          <table:table-cell office:value-type="float" office:value="0.012779552715655" calcext:value-type="float">
            <text:p>0,0127795527156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ctuating -&gt; Terminal</text:p>
          </table:table-cell>
          <table:table-cell office:value-type="float" office:value="39" calcext:value-type="float">
            <text:p>39</text:p>
          </table:table-cell>
          <table:table-cell office:value-type="float" office:value="0.0623003194888179" calcext:value-type="float">
            <text:p>0,062300319488817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ctuating -&gt; Attractive</text:p>
          </table:table-cell>
          <table:table-cell office:value-type="float" office:value="40" calcext:value-type="float">
            <text:p>40</text:p>
          </table:table-cell>
          <table:table-cell office:value-type="float" office:value="0.0638977635782748" calcext:value-type="float">
            <text:p>0,063897763578274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ctuating -&gt; Fluctuating</text:p>
          </table:table-cell>
          <table:table-cell office:value-type="float" office:value="59" calcext:value-type="float">
            <text:p>59</text:p>
          </table:table-cell>
          <table:table-cell office:value-type="float" office:value="0.0942492012779553" calcext:value-type="float">
            <text:p>0,09424920127795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active -&gt; Stagnant</text:p>
          </table:table-cell>
          <table:table-cell office:value-type="float" office:value="33" calcext:value-type="float">
            <text:p>33</text:p>
          </table:table-cell>
          <table:table-cell office:value-type="float" office:value="0.0527156549520767" calcext:value-type="float">
            <text:p>0,05271565495207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active -&gt; Terminal</text:p>
          </table:table-cell>
          <table:table-cell office:value-type="float" office:value="28" calcext:value-type="float">
            <text:p>28</text:p>
          </table:table-cell>
          <table:table-cell office:value-type="float" office:value="0.0447284345047923" calcext:value-type="float">
            <text:p>0,04472843450479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active -&gt; Fluctuating</text:p>
          </table:table-cell>
          <table:table-cell office:value-type="float" office:value="35" calcext:value-type="float">
            <text:p>35</text:p>
          </table:table-cell>
          <table:table-cell office:value-type="float" office:value="0.0559105431309904" calcext:value-type="float">
            <text:p>0,055910543130990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active -&gt; Attractive</text:p>
          </table:table-cell>
          <table:table-cell office:value-type="float" office:value="88" calcext:value-type="float">
            <text:p>88</text:p>
          </table:table-cell>
          <table:table-cell office:value-type="float" office:value="0.140575079872204" calcext:value-type="float">
            <text:p>0,14057507987220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omplexity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office:value-type="string" calcext:value-type="string">
            <text:p>unit size</text:p>
          </table:table-cell>
          <table:table-cell table:number-columns-repeated="2"/>
          <table:table-cell office:value-type="string" calcext:value-type="string">
            <text:p>duplication</text:p>
          </table:table-cell>
          <table:table-cell table:number-columns-repeated="2"/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gnant -&gt; Terminal</text:p>
          </table:table-cell>
          <table:table-cell office:value-type="float" office:value="33" calcext:value-type="float">
            <text:p>33</text:p>
          </table:table-cell>
          <table:table-cell office:value-type="float" office:value="0.0527156549520767" calcext:value-type="float">
            <text:p>0,05271565495207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nant -&gt; Fluctuating</text:p>
          </table:table-cell>
          <table:table-cell office:value-type="float" office:value="4" calcext:value-type="float">
            <text:p>4</text:p>
          </table:table-cell>
          <table:table-cell office:value-type="float" office:value="0.00638977635782748" calcext:value-type="float">
            <text:p>0,006389776357827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nant -&gt; Attractive</text:p>
          </table:table-cell>
          <table:table-cell office:value-type="float" office:value="22" calcext:value-type="float">
            <text:p>22</text:p>
          </table:table-cell>
          <table:table-cell office:value-type="float" office:value="0.0351437699680511" calcext:value-type="float">
            <text:p>0,03514376996805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nant -&gt; Stagnant</text:p>
          </table:table-cell>
          <table:table-cell office:value-type="float" office:value="71" calcext:value-type="float">
            <text:p>71</text:p>
          </table:table-cell>
          <table:table-cell office:value-type="float" office:value="0.113418530351438" calcext:value-type="float">
            <text:p>0,113418530351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-&gt; Stagnant</text:p>
          </table:table-cell>
          <table:table-cell office:value-type="float" office:value="35" calcext:value-type="float">
            <text:p>35</text:p>
          </table:table-cell>
          <table:table-cell office:value-type="float" office:value="0.0559105431309904" calcext:value-type="float">
            <text:p>0,055910543130990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-&gt; Fluctuating</text:p>
          </table:table-cell>
          <table:table-cell office:value-type="float" office:value="23" calcext:value-type="float">
            <text:p>23</text:p>
          </table:table-cell>
          <table:table-cell office:value-type="float" office:value="0.036741214057508" calcext:value-type="float">
            <text:p>0,0367412140575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-&gt; Attractive</text:p>
          </table:table-cell>
          <table:table-cell office:value-type="float" office:value="22" calcext:value-type="float">
            <text:p>22</text:p>
          </table:table-cell>
          <table:table-cell office:value-type="float" office:value="0.0351437699680511" calcext:value-type="float">
            <text:p>0,03514376996805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-&gt; Terminal</text:p>
          </table:table-cell>
          <table:table-cell office:value-type="float" office:value="86" calcext:value-type="float">
            <text:p>86</text:p>
          </table:table-cell>
          <table:table-cell office:value-type="float" office:value="0.137380191693291" calcext:value-type="float">
            <text:p>0,13738019169329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ng -&gt; Stagnant</text:p>
          </table:table-cell>
          <table:table-cell office:value-type="float" office:value="8" calcext:value-type="float">
            <text:p>8</text:p>
          </table:table-cell>
          <table:table-cell office:value-type="float" office:value="0.012779552715655" calcext:value-type="float">
            <text:p>0,0127795527156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ng -&gt; Terminal</text:p>
          </table:table-cell>
          <table:table-cell office:value-type="float" office:value="39" calcext:value-type="float">
            <text:p>39</text:p>
          </table:table-cell>
          <table:table-cell office:value-type="float" office:value="0.0623003194888179" calcext:value-type="float">
            <text:p>0,06230031948881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ng -&gt; Attractive</text:p>
          </table:table-cell>
          <table:table-cell office:value-type="float" office:value="40" calcext:value-type="float">
            <text:p>40</text:p>
          </table:table-cell>
          <table:table-cell office:value-type="float" office:value="0.0638977635782748" calcext:value-type="float">
            <text:p>0,06389776357827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ng -&gt; Fluctuating</text:p>
          </table:table-cell>
          <table:table-cell office:value-type="float" office:value="59" calcext:value-type="float">
            <text:p>59</text:p>
          </table:table-cell>
          <table:table-cell office:value-type="float" office:value="0.0942492012779553" calcext:value-type="float">
            <text:p>0,09424920127795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active -&gt; Stagnant</text:p>
          </table:table-cell>
          <table:table-cell office:value-type="float" office:value="33" calcext:value-type="float">
            <text:p>33</text:p>
          </table:table-cell>
          <table:table-cell office:value-type="float" office:value="0.0527156549520767" calcext:value-type="float">
            <text:p>0,05271565495207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active -&gt; Terminal</text:p>
          </table:table-cell>
          <table:table-cell office:value-type="float" office:value="28" calcext:value-type="float">
            <text:p>28</text:p>
          </table:table-cell>
          <table:table-cell office:value-type="float" office:value="0.0447284345047923" calcext:value-type="float">
            <text:p>0,04472843450479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active -&gt; Fluctuating</text:p>
          </table:table-cell>
          <table:table-cell office:value-type="float" office:value="35" calcext:value-type="float">
            <text:p>35</text:p>
          </table:table-cell>
          <table:table-cell office:value-type="float" office:value="0.0559105431309904" calcext:value-type="float">
            <text:p>0,055910543130990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active -&gt; Attractive</text:p>
          </table:table-cell>
          <table:table-cell office:value-type="float" office:value="88" calcext:value-type="float">
            <text:p>88</text:p>
          </table:table-cell>
          <table:table-cell office:value-type="float" office:value="0.140575079872204" calcext:value-type="float">
            <text:p>0,14057507987220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09" calcext:value-type="float">
            <text:p>60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ttractive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luctuating</text:p>
          </table:table-cell>
          <table:table-cell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tagnant</text:p>
          </table:table-cell>
          <table:table-cell office:value-type="float" office:value="161" calcext:value-type="float">
            <text:p>16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erminal</text:p>
          </table:table-cell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7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SS category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ttractiv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formula="of:=[.T63]/[.T$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ctuating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formula="of:=[.T64]/[.T$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gnan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formula="of:=[.T65]/[.T$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formula="of:=[.T66]/[.T$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formula="of:=SUM([.U63:.U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verall</text:p>
          </table:table-cell>
          <table:table-cell table:style-name="ce1" office:value-type="date" office:date-value="2019-01-01" calcext:value-type="date">
            <text:p>2019-01-01</text:p>
          </table:table-cell>
          <table:table-cell/>
          <table:table-cell table:style-name="ce1" office:value-type="date" office:date-value="2019-07-02" calcext:value-type="date">
            <text:p>2019-07-02</text:p>
          </table:table-cell>
          <table:table-cell/>
          <table:table-cell table:style-name="ce1" office:value-type="date" office:date-value="2019-12-31" calcext:value-type="date">
            <text:p>2019-12-31</text:p>
          </table:table-cell>
          <table:table-cell/>
          <table:table-cell table:style-name="ce1" office:value-type="date" office:date-value="2020-06-30" calcext:value-type="date">
            <text:p>2020-06-30</text:p>
          </table:table-cell>
          <table:table-cell/>
          <table:table-cell table:style-name="ce1" office:value-type="date" office:date-value="2020-12-29" calcext:value-type="date">
            <text:p>2020-12-29</text:p>
          </table:table-cell>
          <table:table-cell/>
          <table:table-cell table:style-name="ce1" office:value-type="date" office:date-value="2021-06-29" calcext:value-type="date">
            <text:p>2021-06-29</text:p>
          </table:table-cell>
          <table:table-cell/>
          <table:table-cell table:style-name="ce1" office:value-type="date" office:date-value="2021-12-28" calcext:value-type="date">
            <text:p>2021-12-28</text:p>
          </table:table-cell>
          <table:table-cell/>
          <table:table-cell table:style-name="ce1" office:value-type="date" office:date-value="2022-06-28" calcext:value-type="date">
            <text:p>2022-06-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</table:table>
      <table:table table:name="testability" table:style-name="ta1">
        <table:shapes>
          <draw:frame draw:z-index="0" draw:style-name="gr1" draw:text-style-name="P1" svg:width="11.607cm" svg:height="7.57cm" svg:x="38.025cm" svg:y="2.311cm">
            <draw:object draw:notify-on-update-of-ranges="testability.G9:testability.G9 testability.H9:testability.O9 testability.G10:testability.G10 testability.H10:testability.O10 testability.G11:testability.G11 testability.H11:testability.O11 testability.G12:testability.G12 testability.H12:testability.O12 testability.G13:testability.G13 testability.H13:testability.O13 testability.G14:testability.G14 testability.H14:testability.O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1.534cm" svg:height="7.656cm" svg:x="61.638cm" svg:y="2.252cm">
            <draw:object draw:notify-on-update-of-ranges="testability.G43:testability.G43 testability.H43:testability.O43 testability.G44:testability.G44 testability.H44:testability.O44 testability.G45:testability.G45 testability.H45:testability.O45 testability.G46:testability.G46 testability.H46:testability.O46 testability.G47:testability.G47 testability.H47:testability.O47 testability.G48:testability.G48 testability.H48:testability.O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1.536cm" svg:height="7.596cm" svg:x="49.809cm" svg:y="2.259cm">
            <draw:object draw:notify-on-update-of-ranges="testability.G27:testability.G27 testability.H27:testability.O27 testability.G28:testability.G28 testability.H28:testability.O28 testability.G29:testability.G29 testability.H29:testability.O29 testability.G30:testability.G30 testability.H30:testability.O30 testability.G31:testability.G31 testability.H31:testability.O31 testability.G32:testability.G32 testability.H32:testability.O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1.433cm" svg:height="7.604cm" svg:x="73.646cm" svg:y="2.277cm">
            <draw:object draw:notify-on-update-of-ranges="testability.G57:testability.G57 testability.H57:testability.O57 testability.G58:testability.G58 testability.H58:testability.O58 testability.G59:testability.G59 testability.H59:testability.O59 testability.G60:testability.G60 testability.H60:testability.O60 testability.G61:testability.G61 testability.H61:testability.O61 testability.G62:testability.G62 testability.H62:testability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stability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ttractive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+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luctuating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+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tagnant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+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rminal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+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analysability" table:style-name="ta1">
        <table:shapes>
          <draw:frame draw:z-index="0" draw:style-name="gr1" draw:text-style-name="P1" svg:width="13.499cm" svg:height="8.72cm" svg:x="29.233cm" svg:y="0.817cm">
            <draw:object draw:notify-on-update-of-ranges="analysability.C6:analysability.C6 analysability.D6:analysability.K6 analysability.C7:analysability.C7 analysability.D7:analysability.K7 analysability.C8:analysability.C8 analysability.D8:analysability.K8 analysability.C9:analysability.C9 analysability.D9:analysability.K9 analysability.C10:analysability.C10 analysability.D10:analysability.K10 analysability.C11:analysability.C11 analysability.D11:analysability.K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.5cm" svg:height="8.72cm" svg:x="29.508cm" svg:y="18.667cm">
            <draw:object draw:notify-on-update-of-ranges="analysability.C40:analysability.C40 analysability.D40:analysability.K40 analysability.C41:analysability.C41 analysability.D41:analysability.K41 analysability.C42:analysability.C42 analysability.D42:analysability.K42 analysability.C43:analysability.C43 analysability.D43:analysability.K43 analysability.C44:analysability.C44 analysability.D44:analysability.K44 analysability.C45:analysability.C45 analysability.D45:analysability.K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3.5cm" svg:height="8.72cm" svg:x="29.343cm" svg:y="9.902cm">
            <draw:object draw:notify-on-update-of-ranges="analysability.C24:analysability.C24 analysability.D24:analysability.K24 analysability.C25:analysability.C25 analysability.D25:analysability.K25 analysability.C26:analysability.C26 analysability.D26:analysability.K26 analysability.C27:analysability.C27 analysability.D27:analysability.K27 analysability.C28:analysability.C28 analysability.D28:analysability.K28 analysability.C29:analysability.C29 analysability.D29:analysability.K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3.5cm" svg:height="8.72cm" svg:x="29.372cm" svg:y="28.918cm">
            <draw:object draw:notify-on-update-of-ranges="analysability.C54:analysability.C54 analysability.D54:analysability.K54 analysability.C55:analysability.C55 analysability.D55:analysability.K55 analysability.C56:analysability.C56 analysability.D56:analysability.K56 analysability.C57:analysability.C57 analysability.D57:analysability.K57 analysability.C58:analysability.C58 analysability.D58:analysability.K58 analysability.C59:analysability.C59 analysability.D59:analysability.K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analysability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attractive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2">
          <table:table-cell table:number-columns-repeated="23"/>
        </table:table-row>
        <table:table-row table:style-name="ro1">
          <table:table-cell/>
          <table:table-cell office:value-type="string" calcext:value-type="string">
            <text:p>fluctuating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string" calcext:value-type="string">
            <text:p>stagnant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2"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  <table:table-cell table:number-columns-repeated="11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1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2"/>
          <table:table-cell table:formula="of:=SUM([.W53:.W60])" office:value-type="float" office:value="158" calcext:value-type="float">
            <text:p>158</text:p>
          </table:table-cell>
        </table:table-row>
      </table:table>
      <table:table table:name="changeability" table:style-name="ta1">
        <table:shapes>
          <draw:frame draw:z-index="0" draw:style-name="gr1" draw:text-style-name="P1" svg:width="13.5cm" svg:height="8.72cm" svg:x="30.59cm" svg:y="0.611cm">
            <draw:object draw:notify-on-update-of-ranges="changeability.C6:changeability.C6 changeability.D6:changeability.K6 changeability.C7:changeability.C7 changeability.D7:changeability.K7 changeability.C8:changeability.C8 changeability.D8:changeability.K8 changeability.C9:changeability.C9 changeability.D9:changeability.K9 changeability.C10:changeability.C10 changeability.D10:changeability.K10 changeability.C11:changeability.C11 changeability.D11:changeability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3.5cm" svg:height="8.72cm" svg:x="30.692cm" svg:y="9.928cm">
            <draw:object draw:notify-on-update-of-ranges="changeability.C24:changeability.C24 changeability.D24:changeability.K24 changeability.C25:changeability.C25 changeability.D25:changeability.K25 changeability.C26:changeability.C26 changeability.D26:changeability.K26 changeability.C27:changeability.C27 changeability.D27:changeability.K27 changeability.C28:changeability.C28 changeability.D28:changeability.K28 changeability.C29:changeability.C29 changeability.D29:changeability.K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3.5cm" svg:height="8.72cm" svg:x="30.755cm" svg:y="19.836cm">
            <draw:object draw:notify-on-update-of-ranges="changeability.C40:changeability.C40 changeability.D40:changeability.K40 changeability.C41:changeability.C41 changeability.D41:changeability.K41 changeability.C42:changeability.C42 changeability.D42:changeability.K42 changeability.C43:changeability.C43 changeability.D43:changeability.K43 changeability.C44:changeability.C44 changeability.D44:changeability.K44 changeability.C45:changeability.C45 changeability.D45:changeability.K4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3.5cm" svg:height="8.72cm" svg:x="30.857cm" svg:y="28.733cm">
            <draw:object draw:notify-on-update-of-ranges="changeability.C54:changeability.C54 changeability.D54:changeability.K54 changeability.C55:changeability.C55 changeability.D55:changeability.K55 changeability.C56:changeability.C56 changeability.D56:changeability.K56 changeability.C57:changeability.C57 changeability.D57:changeability.K57 changeability.C58:changeability.C58 changeability.D58:changeability.K58 changeability.C59:changeability.C59 changeability.D59:changeability.K5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angeability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tractive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ctuating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gnant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overall" table:style-name="ta1">
        <table:shapes>
          <draw:frame draw:z-index="0" draw:style-name="gr1" draw:text-style-name="P1" svg:width="13.5cm" svg:height="8.72cm" svg:x="29.508cm" svg:y="0.871cm">
            <draw:object draw:notify-on-update-of-ranges="overall.C6:overall.C6 overall.D6:overall.K6 overall.C7:overall.C7 overall.D7:overall.K7 overall.C8:overall.C8 overall.D8:overall.K8 overall.C9:overall.C9 overall.D9:overall.K9 overall.C10:overall.C10 overall.D10:overall.K10 overall.C11:overall.C11 overall.D11:overall.K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3.5cm" svg:height="8.72cm" svg:x="29.398cm" svg:y="10.565cm">
            <draw:object draw:notify-on-update-of-ranges="overall.C24:overall.C24 overall.D24:overall.K24 overall.C25:overall.C25 overall.D25:overall.K25 overall.C26:overall.C26 overall.D26:overall.K26 overall.C27:overall.C27 overall.D27:overall.K27 overall.C28:overall.C28 overall.D28:overall.K28 overall.C29:overall.C29 overall.D29:overall.K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13.5cm" svg:height="8.72cm" svg:x="28.571cm" svg:y="20.766cm">
            <draw:object draw:notify-on-update-of-ranges="overall.C40:overall.C40 overall.D40:overall.K40 overall.C41:overall.C41 overall.D41:overall.K41 overall.C42:overall.C42 overall.D42:overall.K42 overall.C43:overall.C43 overall.D43:overall.K43 overall.C44:overall.C44 overall.D44:overall.K44 overall.C45:overall.C45 overall.D45:overall.K4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3.5cm" svg:height="8.72cm" svg:x="29.647cm" svg:y="30.486cm">
            <draw:object draw:notify-on-update-of-ranges="overall.C54:overall.C54 overall.D54:overall.K54 overall.C55:overall.C55 overall.D55:overall.K55 overall.C56:overall.C56 overall.D56:overall.K56 overall.C57:overall.C57 overall.D57:overall.K57 overall.C58:overall.C58 overall.D58:overall.K58 overall.C59:overall.C59 overall.D59:overall.K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tractive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ctuating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gnant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/>
          <table:table-cell table:style-name="ce1" office:value-type="string" calcext:value-type="string">
            <text:p>2019-01-01</text:p>
          </table:table-cell>
          <table:table-cell table:style-name="ce1" office:value-type="string" calcext:value-type="string">
            <text:p>2019-07-02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12-28</text:p>
          </table:table-cell>
          <table:table-cell table:style-name="ce1" office:value-type="string" calcext:value-type="string">
            <text:p>2022-06-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+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-00-0000</text:date>, <text:time style:data-style-name="N2" text:time-value="22:15:42.358178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2:40:06.201699133</meta:creation-date>
    <dc:date>2024-04-14T22:31:30.149547626</dc:date>
    <meta:editing-duration>P12DT18H48M43S</meta:editing-duration>
    <meta:editing-cycles>9</meta:editing-cycles>
    <meta:generator>LibreOffice/7.6.2.1$Linux_X86_64 LibreOffice_project/60$Build-1</meta:generator>
    <meta:document-statistic meta:table-count="5" meta:cell-count="1574" meta:object-count="1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4cm" svg:height="17.805cm" xlink:href=".." xlink:type="simple" chart:class="chart:line" chart:style-name="ch1">
        <chart:legend chart:legend-position="end" svg:x="13.903cm" svg:y="7.856cm" style:legend-expansion="high" chart:style-name="ch2"/>
        <chart:plot-area chart:style-name="ch3" table:cell-range-address="Sheet1.C62:Sheet1.K66" chart:data-source-has-labels="both" svg:x="0.338cm" svg:y="0.356cm" svg:width="13.227cm" svg:height="17.093cm">
          <chart:coordinate-region svg:x="1.676cm" svg:y="0.555cm" svg:width="11.748cm" svg:height="15.166cm"/>
          <chart:axis chart:dimension="x" chart:name="primary-x" chart:style-name="ch4" chartooo:axis-type="auto">
            <chartooo:date-scale/>
            <chart:categories table:cell-range-address="Sheet1.D62:Sheet1.K6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K63" chart:label-cell-address="Sheet1.C63:Sheet1.C63" chart:class="chart:line">
            <chart:data-point chart:repeated="8"/>
          </chart:series>
          <chart:series chart:style-name="ch7" chart:values-cell-range-address="Sheet1.D64:Sheet1.K64" chart:label-cell-address="Sheet1.C64:Sheet1.C64" chart:class="chart:line">
            <chart:data-point chart:repeated="8"/>
          </chart:series>
          <chart:series chart:style-name="ch8" chart:values-cell-range-address="Sheet1.D65:Sheet1.K65" chart:label-cell-address="Sheet1.C65:Sheet1.C65" chart:class="chart:line">
            <chart:data-point chart:repeated="8"/>
          </chart:series>
          <chart:series chart:style-name="ch9" chart:values-cell-range-address="Sheet1.D66:Sheet1.K66" chart:label-cell-address="Sheet1.C66:Sheet1.C66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Sheet1.D62:Sheet1.K62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Attractive</text:p>
                <draw:g>
                  <svg:desc>Sheet1.C63:Sheet1.C63</svg:desc>
                </draw:g>
              </table:table-cell>
              <table:table-cell office:value-type="float" office:value="28">
                <text:p>28</text:p>
                <draw:g>
                  <svg:desc>Sheet1.D63:Sheet1.K6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luctuating</text:p>
                <draw:g>
                  <svg:desc>Sheet1.C64:Sheet1.C64</svg:desc>
                </draw:g>
              </table:table-cell>
              <table:table-cell office:value-type="float" office:value="34">
                <text:p>34</text:p>
                <draw:g>
                  <svg:desc>Sheet1.D64:Sheet1.K6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tagnant</text:p>
                <draw:g>
                  <svg:desc>Sheet1.C65:Sheet1.C65</svg:desc>
                </draw:g>
              </table:table-cell>
              <table:table-cell office:value-type="float" office:value="14">
                <text:p>14</text:p>
                <draw:g>
                  <svg:desc>Sheet1.D65:Sheet1.K65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erminal</text:p>
                <draw:g>
                  <svg:desc>Sheet1.C66:Sheet1.C66</svg:desc>
                </draw:g>
              </table:table-cell>
              <table:table-cell office:value-type="float" office:value="11">
                <text:p>11</text:p>
                <draw:g>
                  <svg:desc>Sheet1.D66:Sheet1.K6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analysability.C54:analysability.K5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analysability.D54:analysability.K5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nalysability.D55:analysability.K55" chart:label-cell-address="analysability.C55:analysability.C55" chart:class="chart:line">
            <chart:data-point chart:repeated="8"/>
          </chart:series>
          <chart:series chart:style-name="ch8" chart:values-cell-range-address="analysability.D56:analysability.K56" chart:label-cell-address="analysability.C56:analysability.C56" chart:class="chart:line">
            <chart:data-point chart:repeated="8"/>
          </chart:series>
          <chart:series chart:style-name="ch9" chart:values-cell-range-address="analysability.D57:analysability.K57" chart:label-cell-address="analysability.C57:analysability.C57" chart:class="chart:line">
            <chart:data-point chart:repeated="8"/>
          </chart:series>
          <chart:series chart:style-name="ch10" chart:values-cell-range-address="analysability.D58:analysability.K58" chart:label-cell-address="analysability.C58:analysability.C58" chart:class="chart:line">
            <chart:data-point chart:repeated="8"/>
          </chart:series>
          <chart:series chart:style-name="ch11" chart:values-cell-range-address="analysability.D59:analysability.K59" chart:label-cell-address="analysability.C59:analysability.C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analysability.D54:analysability.K5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analysability.C55:analysability.C55</svg:desc>
                </draw:g>
              </table:table-cell>
              <table:table-cell office:value-type="float" office:value="55">
                <text:p>55</text:p>
                <draw:g>
                  <svg:desc>analysability.D55:analysability.K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+</text:p>
                <draw:g>
                  <svg:desc>analysability.C56:analysability.C56</svg:desc>
                </draw:g>
              </table:table-cell>
              <table:table-cell office:value-type="float" office:value="45">
                <text:p>45</text:p>
                <draw:g>
                  <svg:desc>analysability.D56:analysability.K5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</text:p>
                <draw:g>
                  <svg:desc>analysability.C57:analysability.C57</svg:desc>
                </draw:g>
              </table:table-cell>
              <table:table-cell office:value-type="float" office:value="0">
                <text:p>0</text:p>
                <draw:g>
                  <svg:desc>analysability.D57:analysability.K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-</text:p>
                <draw:g>
                  <svg:desc>analysability.C58:analysability.C58</svg:desc>
                </draw:g>
              </table:table-cell>
              <table:table-cell office:value-type="float" office:value="0">
                <text:p>0</text:p>
                <draw:g>
                  <svg:desc>analysability.D58:analysability.K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analysability.C59:analysability.C59</svg:desc>
                </draw:g>
              </table:table-cell>
              <table:table-cell office:value-type="float" office:value="0">
                <text:p>0</text:p>
                <draw:g>
                  <svg:desc>analysability.D59:analysability.K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changeability.C6:changeability.K11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changeability.D6:changeability.K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hangeability.D7:changeability.K7" chart:label-cell-address="changeability.C7:changeability.C7" chart:class="chart:line">
            <chart:data-point chart:repeated="8"/>
          </chart:series>
          <chart:series chart:style-name="ch8" chart:values-cell-range-address="changeability.D8:changeability.K8" chart:label-cell-address="changeability.C8:changeability.C8" chart:class="chart:line">
            <chart:data-point chart:repeated="8"/>
          </chart:series>
          <chart:series chart:style-name="ch9" chart:values-cell-range-address="changeability.D9:changeability.K9" chart:label-cell-address="changeability.C9:changeability.C9" chart:class="chart:line">
            <chart:data-point chart:repeated="8"/>
          </chart:series>
          <chart:series chart:style-name="ch10" chart:values-cell-range-address="changeability.D10:changeability.K10" chart:label-cell-address="changeability.C10:changeability.C10" chart:class="chart:line">
            <chart:data-point chart:repeated="8"/>
          </chart:series>
          <chart:series chart:style-name="ch11" chart:values-cell-range-address="changeability.D11:changeability.K11" chart:label-cell-address="changeability.C11:changeability.C1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changeability.D6:changeability.K6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changeability.C7:changeability.C7</svg:desc>
                </draw:g>
              </table:table-cell>
              <table:table-cell office:value-type="float" office:value="14">
                <text:p>14</text:p>
                <draw:g>
                  <svg:desc>changeability.D7:changeability.K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+</text:p>
                <draw:g>
                  <svg:desc>changeability.C8:changeability.C8</svg:desc>
                </draw:g>
              </table:table-cell>
              <table:table-cell office:value-type="float" office:value="61">
                <text:p>61</text:p>
                <draw:g>
                  <svg:desc>changeability.D8:changeability.K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</text:p>
                <draw:g>
                  <svg:desc>changeability.C9:changeability.C9</svg:desc>
                </draw:g>
              </table:table-cell>
              <table:table-cell office:value-type="float" office:value="25">
                <text:p>25</text:p>
                <draw:g>
                  <svg:desc>changeability.D9:changeability.K9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-</text:p>
                <draw:g>
                  <svg:desc>changeability.C10:changeability.C10</svg:desc>
                </draw:g>
              </table:table-cell>
              <table:table-cell office:value-type="float" office:value="0">
                <text:p>0</text:p>
                <draw:g>
                  <svg:desc>changeability.D10:changeability.K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changeability.C11:changeability.C11</svg:desc>
                </draw:g>
              </table:table-cell>
              <table:table-cell office:value-type="float" office:value="0">
                <text:p>0</text:p>
                <draw:g>
                  <svg:desc>changeability.D11:changeability.K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changeability.C24:changeability.K2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changeability.D24:changeability.K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hangeability.D25:changeability.K25" chart:label-cell-address="changeability.C25:changeability.C25" chart:class="chart:line">
            <chart:data-point chart:repeated="8"/>
          </chart:series>
          <chart:series chart:style-name="ch8" chart:values-cell-range-address="changeability.D26:changeability.K26" chart:label-cell-address="changeability.C26:changeability.C26" chart:class="chart:line">
            <chart:data-point chart:repeated="8"/>
          </chart:series>
          <chart:series chart:style-name="ch9" chart:values-cell-range-address="changeability.D27:changeability.K27" chart:label-cell-address="changeability.C27:changeability.C27" chart:class="chart:line">
            <chart:data-point chart:repeated="8"/>
          </chart:series>
          <chart:series chart:style-name="ch10" chart:values-cell-range-address="changeability.D28:changeability.K28" chart:label-cell-address="changeability.C28:changeability.C28" chart:class="chart:line">
            <chart:data-point chart:repeated="8"/>
          </chart:series>
          <chart:series chart:style-name="ch11" chart:values-cell-range-address="changeability.D29:changeability.K29" chart:label-cell-address="changeability.C29:changeability.C2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changeability.D24:changeability.K2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changeability.C25:changeability.C25</svg:desc>
                </draw:g>
              </table:table-cell>
              <table:table-cell office:value-type="float" office:value="24">
                <text:p>24</text:p>
                <draw:g>
                  <svg:desc>changeability.D25:changeability.K2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+</text:p>
                <draw:g>
                  <svg:desc>changeability.C26:changeability.C26</svg:desc>
                </draw:g>
              </table:table-cell>
              <table:table-cell office:value-type="float" office:value="44">
                <text:p>44</text:p>
                <draw:g>
                  <svg:desc>changeability.D26:changeability.K26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</text:p>
                <draw:g>
                  <svg:desc>changeability.C27:changeability.C27</svg:desc>
                </draw:g>
              </table:table-cell>
              <table:table-cell office:value-type="float" office:value="26">
                <text:p>26</text:p>
                <draw:g>
                  <svg:desc>changeability.D27:changeability.K27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-</text:p>
                <draw:g>
                  <svg:desc>changeability.C28:changeability.C28</svg:desc>
                </draw:g>
              </table:table-cell>
              <table:table-cell office:value-type="float" office:value="6">
                <text:p>6</text:p>
                <draw:g>
                  <svg:desc>changeability.D28:changeability.K2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-</text:p>
                <draw:g>
                  <svg:desc>changeability.C29:changeability.C29</svg:desc>
                </draw:g>
              </table:table-cell>
              <table:table-cell office:value-type="float" office:value="0">
                <text:p>0</text:p>
                <draw:g>
                  <svg:desc>changeability.D29:changeability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changeability.C40:changeability.K45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changeability.D40:changeability.K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ability.D41:changeability.K41" chart:label-cell-address="changeability.C41:changeability.C41" chart:class="chart:line">
            <chart:data-point chart:repeated="8"/>
          </chart:series>
          <chart:series chart:style-name="ch7" chart:values-cell-range-address="changeability.D42:changeability.K42" chart:label-cell-address="changeability.C42:changeability.C42" chart:class="chart:line">
            <chart:data-point chart:repeated="8"/>
          </chart:series>
          <chart:series chart:style-name="ch8" chart:values-cell-range-address="changeability.D43:changeability.K43" chart:label-cell-address="changeability.C43:changeability.C43" chart:class="chart:line">
            <chart:data-point chart:repeated="8"/>
          </chart:series>
          <chart:series chart:style-name="ch9" chart:values-cell-range-address="changeability.D44:changeability.K44" chart:label-cell-address="changeability.C44:changeability.C44" chart:class="chart:line">
            <chart:data-point chart:repeated="8"/>
          </chart:series>
          <chart:series chart:style-name="ch10" chart:values-cell-range-address="changeability.D45:changeability.K45" chart:label-cell-address="changeability.C45:changeability.C4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changeability.D40:changeability.K40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changeability.C41:changeability.C41</svg:desc>
                </draw:g>
              </table:table-cell>
              <table:table-cell office:value-type="float" office:value="21">
                <text:p>21</text:p>
                <draw:g>
                  <svg:desc>changeability.D41:changeability.K4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+</text:p>
                <draw:g>
                  <svg:desc>changeability.C42:changeability.C42</svg:desc>
                </draw:g>
              </table:table-cell>
              <table:table-cell office:value-type="float" office:value="71">
                <text:p>71</text:p>
                <draw:g>
                  <svg:desc>changeability.D42:changeability.K42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92">
                <text:p>9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o</text:p>
                <draw:g>
                  <svg:desc>changeability.C43:changeability.C43</svg:desc>
                </draw:g>
              </table:table-cell>
              <table:table-cell office:value-type="float" office:value="7">
                <text:p>7</text:p>
                <draw:g>
                  <svg:desc>changeability.D43:changeability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-</text:p>
                <draw:g>
                  <svg:desc>changeability.C44:changeability.C44</svg:desc>
                </draw:g>
              </table:table-cell>
              <table:table-cell office:value-type="float" office:value="0">
                <text:p>0</text:p>
                <draw:g>
                  <svg:desc>changeability.D44:changeability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-</text:p>
                <draw:g>
                  <svg:desc>changeability.C45:changeability.C45</svg:desc>
                </draw:g>
              </table:table-cell>
              <table:table-cell office:value-type="float" office:value="0">
                <text:p>0</text:p>
                <draw:g>
                  <svg:desc>changeability.D45:changeability.K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changeability.C54:changeability.K5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changeability.D54:changeability.K5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hangeability.D55:changeability.K55" chart:label-cell-address="changeability.C55:changeability.C55" chart:class="chart:line">
            <chart:data-point chart:repeated="8"/>
          </chart:series>
          <chart:series chart:style-name="ch8" chart:values-cell-range-address="changeability.D56:changeability.K56" chart:label-cell-address="changeability.C56:changeability.C56" chart:class="chart:line">
            <chart:data-point chart:repeated="8"/>
          </chart:series>
          <chart:series chart:style-name="ch9" chart:values-cell-range-address="changeability.D57:changeability.K57" chart:label-cell-address="changeability.C57:changeability.C57" chart:class="chart:line">
            <chart:data-point chart:repeated="8"/>
          </chart:series>
          <chart:series chart:style-name="ch10" chart:values-cell-range-address="changeability.D58:changeability.K58" chart:label-cell-address="changeability.C58:changeability.C58" chart:class="chart:line">
            <chart:data-point chart:repeated="8"/>
          </chart:series>
          <chart:series chart:style-name="ch11" chart:values-cell-range-address="changeability.D59:changeability.K59" chart:label-cell-address="changeability.C59:changeability.C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changeability.D54:changeability.K5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changeability.C55:changeability.C55</svg:desc>
                </draw:g>
              </table:table-cell>
              <table:table-cell office:value-type="float" office:value="18">
                <text:p>18</text:p>
                <draw:g>
                  <svg:desc>changeability.D55:changeability.K5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+</text:p>
                <draw:g>
                  <svg:desc>changeability.C56:changeability.C56</svg:desc>
                </draw:g>
              </table:table-cell>
              <table:table-cell office:value-type="float" office:value="64">
                <text:p>64</text:p>
                <draw:g>
                  <svg:desc>changeability.D56:changeability.K56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</text:p>
                <draw:g>
                  <svg:desc>changeability.C57:changeability.C57</svg:desc>
                </draw:g>
              </table:table-cell>
              <table:table-cell office:value-type="float" office:value="18">
                <text:p>18</text:p>
                <draw:g>
                  <svg:desc>changeability.D57:changeability.K5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-</text:p>
                <draw:g>
                  <svg:desc>changeability.C58:changeability.C58</svg:desc>
                </draw:g>
              </table:table-cell>
              <table:table-cell office:value-type="float" office:value="0">
                <text:p>0</text:p>
                <draw:g>
                  <svg:desc>changeability.D58:changeability.K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changeability.C59:changeability.C59</svg:desc>
                </draw:g>
              </table:table-cell>
              <table:table-cell office:value-type="float" office:value="0">
                <text:p>0</text:p>
                <draw:g>
                  <svg:desc>changeability.D59:changeability.K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overall.C6:overall.K11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overall.D6:overall.K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verall.D7:overall.K7" chart:label-cell-address="overall.C7:overall.C7" chart:class="chart:line">
            <chart:data-point chart:repeated="8"/>
          </chart:series>
          <chart:series chart:style-name="ch8" chart:values-cell-range-address="overall.D8:overall.K8" chart:label-cell-address="overall.C8:overall.C8" chart:class="chart:line">
            <chart:data-point chart:repeated="8"/>
          </chart:series>
          <chart:series chart:style-name="ch9" chart:values-cell-range-address="overall.D9:overall.K9" chart:label-cell-address="overall.C9:overall.C9" chart:class="chart:line">
            <chart:data-point chart:repeated="8"/>
          </chart:series>
          <chart:series chart:style-name="ch10" chart:values-cell-range-address="overall.D10:overall.K10" chart:label-cell-address="overall.C10:overall.C10" chart:class="chart:line">
            <chart:data-point chart:repeated="8"/>
          </chart:series>
          <chart:series chart:style-name="ch11" chart:values-cell-range-address="overall.D11:overall.K11" chart:label-cell-address="overall.C11:overall.C1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overall.D6:overall.K6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overall.C7:overall.C7</svg:desc>
                </draw:g>
              </table:table-cell>
              <table:table-cell office:value-type="float" office:value="32">
                <text:p>32</text:p>
                <draw:g>
                  <svg:desc>overall.D7:overall.K7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+</text:p>
                <draw:g>
                  <svg:desc>overall.C8:overall.C8</svg:desc>
                </draw:g>
              </table:table-cell>
              <table:table-cell office:value-type="float" office:value="46">
                <text:p>46</text:p>
                <draw:g>
                  <svg:desc>overall.D8:overall.K8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o</text:p>
                <draw:g>
                  <svg:desc>overall.C9:overall.C9</svg:desc>
                </draw:g>
              </table:table-cell>
              <table:table-cell office:value-type="float" office:value="18">
                <text:p>18</text:p>
                <draw:g>
                  <svg:desc>overall.D9:overall.K9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</text:p>
                <draw:g>
                  <svg:desc>overall.C10:overall.C10</svg:desc>
                </draw:g>
              </table:table-cell>
              <table:table-cell office:value-type="float" office:value="4">
                <text:p>4</text:p>
                <draw:g>
                  <svg:desc>overall.D10:overall.K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overall.C11:overall.C11</svg:desc>
                </draw:g>
              </table:table-cell>
              <table:table-cell office:value-type="float" office:value="0">
                <text:p>0</text:p>
                <draw:g>
                  <svg:desc>overall.D11:overall.K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overall.C24:overall.K2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overall.D24:overall.K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verall.D25:overall.K25" chart:label-cell-address="overall.C25:overall.C25" chart:class="chart:line">
            <chart:data-point chart:repeated="8"/>
          </chart:series>
          <chart:series chart:style-name="ch8" chart:values-cell-range-address="overall.D26:overall.K26" chart:label-cell-address="overall.C26:overall.C26" chart:class="chart:line">
            <chart:data-point chart:repeated="8"/>
          </chart:series>
          <chart:series chart:style-name="ch9" chart:values-cell-range-address="overall.D27:overall.K27" chart:label-cell-address="overall.C27:overall.C27" chart:class="chart:line">
            <chart:data-point chart:repeated="8"/>
          </chart:series>
          <chart:series chart:style-name="ch10" chart:values-cell-range-address="overall.D28:overall.K28" chart:label-cell-address="overall.C28:overall.C28" chart:class="chart:line">
            <chart:data-point chart:repeated="8"/>
          </chart:series>
          <chart:series chart:style-name="ch11" chart:values-cell-range-address="overall.D29:overall.K29" chart:label-cell-address="overall.C29:overall.C2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overall.D24:overall.K2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overall.C25:overall.C25</svg:desc>
                </draw:g>
              </table:table-cell>
              <table:table-cell office:value-type="float" office:value="44">
                <text:p>44</text:p>
                <draw:g>
                  <svg:desc>overall.D25:overall.K25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+</text:p>
                <draw:g>
                  <svg:desc>overall.C26:overall.C26</svg:desc>
                </draw:g>
              </table:table-cell>
              <table:table-cell office:value-type="float" office:value="29">
                <text:p>29</text:p>
                <draw:g>
                  <svg:desc>overall.D26:overall.K2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</text:p>
                <draw:g>
                  <svg:desc>overall.C27:overall.C27</svg:desc>
                </draw:g>
              </table:table-cell>
              <table:table-cell office:value-type="float" office:value="24">
                <text:p>24</text:p>
                <draw:g>
                  <svg:desc>overall.D27:overall.K27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</text:p>
                <draw:g>
                  <svg:desc>overall.C28:overall.C28</svg:desc>
                </draw:g>
              </table:table-cell>
              <table:table-cell office:value-type="float" office:value="3">
                <text:p>3</text:p>
                <draw:g>
                  <svg:desc>overall.D28:overall.K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overall.C29:overall.C29</svg:desc>
                </draw:g>
              </table:table-cell>
              <table:table-cell office:value-type="float" office:value="0">
                <text:p>0</text:p>
                <draw:g>
                  <svg:desc>overall.D29:overall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overall.C40:overall.K45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overall.D40:overall.K4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verall.D41:overall.K41" chart:label-cell-address="overall.C41:overall.C41" chart:class="chart:line">
            <chart:data-point chart:repeated="8"/>
          </chart:series>
          <chart:series chart:style-name="ch8" chart:values-cell-range-address="overall.D42:overall.K42" chart:label-cell-address="overall.C42:overall.C42" chart:class="chart:line">
            <chart:data-point chart:repeated="8"/>
          </chart:series>
          <chart:series chart:style-name="ch9" chart:values-cell-range-address="overall.D43:overall.K43" chart:label-cell-address="overall.C43:overall.C43" chart:class="chart:line">
            <chart:data-point chart:repeated="8"/>
          </chart:series>
          <chart:series chart:style-name="ch10" chart:values-cell-range-address="overall.D44:overall.K44" chart:label-cell-address="overall.C44:overall.C44" chart:class="chart:line">
            <chart:data-point chart:repeated="8"/>
          </chart:series>
          <chart:series chart:style-name="ch11" chart:values-cell-range-address="overall.D45:overall.K45" chart:label-cell-address="overall.C45:overall.C4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overall.D40:overall.K40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overall.C41:overall.C41</svg:desc>
                </draw:g>
              </table:table-cell>
              <table:table-cell office:value-type="float" office:value="64">
                <text:p>64</text:p>
                <draw:g>
                  <svg:desc>overall.D41:overall.K4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+</text:p>
                <draw:g>
                  <svg:desc>overall.C42:overall.C42</svg:desc>
                </draw:g>
              </table:table-cell>
              <table:table-cell office:value-type="float" office:value="29">
                <text:p>29</text:p>
                <draw:g>
                  <svg:desc>overall.D42:overall.K42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</text:p>
                <draw:g>
                  <svg:desc>overall.C43:overall.C43</svg:desc>
                </draw:g>
              </table:table-cell>
              <table:table-cell office:value-type="float" office:value="7">
                <text:p>7</text:p>
                <draw:g>
                  <svg:desc>overall.D43:overall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-</text:p>
                <draw:g>
                  <svg:desc>overall.C44:overall.C44</svg:desc>
                </draw:g>
              </table:table-cell>
              <table:table-cell office:value-type="float" office:value="0">
                <text:p>0</text:p>
                <draw:g>
                  <svg:desc>overall.D44:overall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-</text:p>
                <draw:g>
                  <svg:desc>overall.C45:overall.C45</svg:desc>
                </draw:g>
              </table:table-cell>
              <table:table-cell office:value-type="float" office:value="0">
                <text:p>0</text:p>
                <draw:g>
                  <svg:desc>overall.D45:overall.K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overall.C54:overall.K5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overall.D54:overall.K5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verall.D55:overall.K55" chart:label-cell-address="overall.C55:overall.C55" chart:class="chart:line">
            <chart:data-point chart:repeated="8"/>
          </chart:series>
          <chart:series chart:style-name="ch8" chart:values-cell-range-address="overall.D56:overall.K56" chart:label-cell-address="overall.C56:overall.C56" chart:class="chart:line">
            <chart:data-point chart:repeated="8"/>
          </chart:series>
          <chart:series chart:style-name="ch9" chart:values-cell-range-address="overall.D57:overall.K57" chart:label-cell-address="overall.C57:overall.C57" chart:class="chart:line">
            <chart:data-point chart:repeated="8"/>
          </chart:series>
          <chart:series chart:style-name="ch10" chart:values-cell-range-address="overall.D58:overall.K58" chart:label-cell-address="overall.C58:overall.C58" chart:class="chart:line">
            <chart:data-point chart:repeated="8"/>
          </chart:series>
          <chart:series chart:style-name="ch11" chart:values-cell-range-address="overall.D59:overall.K59" chart:label-cell-address="overall.C59:overall.C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overall.D54:overall.K5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overall.C55:overall.C55</svg:desc>
                </draw:g>
              </table:table-cell>
              <table:table-cell office:value-type="float" office:value="45">
                <text:p>45</text:p>
                <draw:g>
                  <svg:desc>overall.D55:overall.K5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+</text:p>
                <draw:g>
                  <svg:desc>overall.C56:overall.C56</svg:desc>
                </draw:g>
              </table:table-cell>
              <table:table-cell office:value-type="float" office:value="45">
                <text:p>45</text:p>
                <draw:g>
                  <svg:desc>overall.D56:overall.K5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o</text:p>
                <draw:g>
                  <svg:desc>overall.C57:overall.C57</svg:desc>
                </draw:g>
              </table:table-cell>
              <table:table-cell office:value-type="float" office:value="9">
                <text:p>9</text:p>
                <draw:g>
                  <svg:desc>overall.D57:overall.K5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-</text:p>
                <draw:g>
                  <svg:desc>overall.C58:overall.C58</svg:desc>
                </draw:g>
              </table:table-cell>
              <table:table-cell office:value-type="float" office:value="0">
                <text:p>0</text:p>
                <draw:g>
                  <svg:desc>overall.D58:overall.K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-</text:p>
                <draw:g>
                  <svg:desc>overall.C59:overall.C59</svg:desc>
                </draw:g>
              </table:table-cell>
              <table:table-cell office:value-type="float" office:value="0">
                <text:p>0</text:p>
                <draw:g>
                  <svg:desc>overall.D59:overall.K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66c" draw:fill-color="#ffb66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start" svg:x="0.21cm" svg:y="3.205cm" style:legend-expansion="high" chart:style-name="ch2"/>
        <chart:plot-area chart:style-name="ch3" table:cell-range-address="Sheet1.C70:Sheet1.R75" chart:data-source-has-labels="both" svg:x="2.087cm" svg:y="0.18cm" svg:width="13.593cm" svg:height="8.64cm">
          <chart:coordinate-region svg:x="2.934cm" svg:y="0.379cm" svg:width="12.746cm" svg:height="7.794cm"/>
          <chart:axis chart:dimension="x" chart:name="primary-x" chart:style-name="ch4" chartooo:axis-type="date">
            <chartooo:date-scale chart:major-interval-value="6" chart:major-interval-unit="months"/>
            <chart:categories table:cell-range-address="Sheet1.D70:Sheet1.R70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D71:Sheet1.R71" chart:label-cell-address="Sheet1.C71:Sheet1.C71" chart:class="chart:line">
            <chart:data-point chart:repeated="15"/>
          </chart:series>
          <chart:series chart:style-name="ch9" chart:values-cell-range-address="Sheet1.D72:Sheet1.R72" chart:label-cell-address="Sheet1.C72:Sheet1.C72" chart:class="chart:line">
            <chart:data-point chart:repeated="15"/>
          </chart:series>
          <chart:series chart:style-name="ch10" chart:values-cell-range-address="Sheet1.D73:Sheet1.R73" chart:label-cell-address="Sheet1.C73:Sheet1.C73" chart:class="chart:line">
            <chart:data-point chart:repeated="15"/>
          </chart:series>
          <chart:series chart:style-name="ch11" chart:values-cell-range-address="Sheet1.D74:Sheet1.R74" chart:label-cell-address="Sheet1.C74:Sheet1.C74" chart:class="chart:line">
            <chart:data-point chart:repeated="15"/>
          </chart:series>
          <chart:series chart:style-name="ch12" chart:values-cell-range-address="Sheet1.D75:Sheet1.R75" chart:label-cell-address="Sheet1.C75:Sheet1.C75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466">
                <text:p>43466</text:p>
                <draw:g>
                  <svg:desc>Sheet1.D70:Sheet1.R70</svg:desc>
                </draw:g>
              </table:table-cell>
              <table:table-cell office:value-type="string">
                <text:p/>
              </table:table-cell>
              <table:table-cell office:value-type="float" office:value="43648">
                <text:p>43648</text:p>
              </table:table-cell>
              <table:table-cell office:value-type="string">
                <text:p/>
              </table:table-cell>
              <table:table-cell office:value-type="float" office:value="43830">
                <text:p>43830</text:p>
              </table:table-cell>
              <table:table-cell office:value-type="string">
                <text:p/>
              </table:table-cell>
              <table:table-cell office:value-type="float" office:value="44012">
                <text:p>44012</text:p>
              </table:table-cell>
              <table:table-cell office:value-type="string">
                <text:p/>
              </table:table-cell>
              <table:table-cell office:value-type="float" office:value="44194">
                <text:p>44194</text:p>
              </table:table-cell>
              <table:table-cell office:value-type="string">
                <text:p/>
              </table:table-cell>
              <table:table-cell office:value-type="float" office:value="44376">
                <text:p>44376</text:p>
              </table:table-cell>
              <table:table-cell office:value-type="string">
                <text:p/>
              </table:table-cell>
              <table:table-cell office:value-type="float" office:value="44558">
                <text:p>44558</text:p>
              </table:table-cell>
              <table:table-cell office:value-type="string">
                <text:p/>
              </table:table-cell>
              <table:table-cell office:value-type="float" office:value="44740">
                <text:p>44740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Sheet1.C71:Sheet1.C71</svg:desc>
                </draw:g>
              </table:table-cell>
              <table:table-cell office:value-type="float" office:value="38">
                <text:p>38</text:p>
                <draw:g>
                  <svg:desc>Sheet1.D71:Sheet1.R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+</text:p>
                <draw:g>
                  <svg:desc>Sheet1.C72:Sheet1.C72</svg:desc>
                </draw:g>
              </table:table-cell>
              <table:table-cell office:value-type="float" office:value="32">
                <text:p>32</text:p>
                <draw:g>
                  <svg:desc>Sheet1.D72:Sheet1.R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o</text:p>
                <draw:g>
                  <svg:desc>Sheet1.C73:Sheet1.C73</svg:desc>
                </draw:g>
              </table:table-cell>
              <table:table-cell office:value-type="float" office:value="15">
                <text:p>15</text:p>
                <draw:g>
                  <svg:desc>Sheet1.D73:Sheet1.R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-</text:p>
                <draw:g>
                  <svg:desc>Sheet1.C74:Sheet1.C74</svg:desc>
                </draw:g>
              </table:table-cell>
              <table:table-cell office:value-type="float" office:value="2">
                <text:p>2</text:p>
                <draw:g>
                  <svg:desc>Sheet1.D74:Sheet1.R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-</text:p>
                <draw:g>
                  <svg:desc>Sheet1.C75:Sheet1.C75</svg:desc>
                </draw:g>
              </table:table-cell>
              <table:table-cell office:value-type="float" office:value="0">
                <text:p>0</text:p>
                <draw:g>
                  <svg:desc>Sheet1.D75:Sheet1.R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608cm" svg:height="7.571cm" xlink:href=".." xlink:type="simple" chart:class="chart:line" chart:style-name="ch1">
        <chart:legend chart:legend-position="end" svg:x="9.841cm" svg:y="2.49cm" style:legend-expansion="high" chart:style-name="ch2"/>
        <chart:plot-area chart:style-name="ch3" table:cell-range-address="testability.G9:testability.O14" chart:data-source-has-labels="both" svg:x="0.232cm" svg:y="0.151cm" svg:width="9.377cm" svg:height="7.269cm">
          <chart:coordinate-region svg:x="1.571cm" svg:y="0.35cm" svg:width="7.897cm" svg:height="5.342cm"/>
          <chart:axis chart:dimension="x" chart:name="primary-x" chart:style-name="ch4" chartooo:axis-type="auto">
            <chartooo:date-scale/>
            <chart:categories table:cell-range-address="testability.H9:testability.O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ability.H10:testability.O10" chart:label-cell-address="testability.G10:testability.G10" chart:class="chart:line">
            <chart:data-point chart:repeated="8"/>
          </chart:series>
          <chart:series chart:style-name="ch8" chart:values-cell-range-address="testability.H11:testability.O11" chart:label-cell-address="testability.G11:testability.G11" chart:class="chart:line">
            <chart:data-point chart:repeated="8"/>
          </chart:series>
          <chart:series chart:style-name="ch9" chart:values-cell-range-address="testability.H12:testability.O12" chart:label-cell-address="testability.G12:testability.G12" chart:class="chart:line">
            <chart:data-point chart:repeated="8"/>
          </chart:series>
          <chart:series chart:style-name="ch10" chart:values-cell-range-address="testability.H13:testability.O13" chart:label-cell-address="testability.G13:testability.G13" chart:class="chart:line">
            <chart:data-point chart:repeated="8"/>
          </chart:series>
          <chart:series chart:style-name="ch11" chart:values-cell-range-address="testability.H14:testability.O14" chart:label-cell-address="testability.G14:testability.G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testability.H9:testability.O9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testability.G10:testability.G10</svg:desc>
                </draw:g>
              </table:table-cell>
              <table:table-cell office:value-type="float" office:value="50">
                <text:p>50</text:p>
                <draw:g>
                  <svg:desc>testability.H10:testability.O1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+</text:p>
                <draw:g>
                  <svg:desc>testability.G11:testability.G11</svg:desc>
                </draw:g>
              </table:table-cell>
              <table:table-cell office:value-type="float" office:value="25">
                <text:p>25</text:p>
                <draw:g>
                  <svg:desc>testability.H11:testability.O11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</text:p>
                <draw:g>
                  <svg:desc>testability.G12:testability.G12</svg:desc>
                </draw:g>
              </table:table-cell>
              <table:table-cell office:value-type="float" office:value="11">
                <text:p>11</text:p>
                <draw:g>
                  <svg:desc>testability.H12:testability.O12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</text:p>
                <draw:g>
                  <svg:desc>testability.G13:testability.G13</svg:desc>
                </draw:g>
              </table:table-cell>
              <table:table-cell office:value-type="float" office:value="11">
                <text:p>11</text:p>
                <draw:g>
                  <svg:desc>testability.H13:testability.O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-</text:p>
                <draw:g>
                  <svg:desc>testability.G14:testability.G14</svg:desc>
                </draw:g>
              </table:table-cell>
              <table:table-cell office:value-type="float" office:value="4">
                <text:p>4</text:p>
                <draw:g>
                  <svg:desc>testability.H14:testability.O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37cm" svg:height="7.597cm" xlink:href=".." xlink:type="simple" chart:class="chart:line" chart:style-name="ch1">
        <chart:legend chart:legend-position="end" svg:x="9.77cm" svg:y="2.503cm" style:legend-expansion="high" chart:style-name="ch2"/>
        <chart:plot-area chart:style-name="ch3" table:cell-range-address="testability.G27:testability.O32" chart:data-source-has-labels="both" svg:x="0.23cm" svg:y="0.151cm" svg:width="9.31cm" svg:height="7.295cm">
          <chart:coordinate-region svg:x="1.568cm" svg:y="0.35cm" svg:width="7.831cm" svg:height="5.367cm"/>
          <chart:axis chart:dimension="x" chart:name="primary-x" chart:style-name="ch4" chartooo:axis-type="auto">
            <chartooo:date-scale/>
            <chart:categories table:cell-range-address="testability.H27:testability.O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ability.H28:testability.O28" chart:label-cell-address="testability.G28:testability.G28" chart:class="chart:line">
            <chart:data-point chart:repeated="8"/>
          </chart:series>
          <chart:series chart:style-name="ch8" chart:values-cell-range-address="testability.H29:testability.O29" chart:label-cell-address="testability.G29:testability.G29" chart:class="chart:line">
            <chart:data-point chart:repeated="8"/>
          </chart:series>
          <chart:series chart:style-name="ch9" chart:values-cell-range-address="testability.H30:testability.O30" chart:label-cell-address="testability.G30:testability.G30" chart:class="chart:line">
            <chart:data-point chart:repeated="8"/>
          </chart:series>
          <chart:series chart:style-name="ch10" chart:values-cell-range-address="testability.H31:testability.O31" chart:label-cell-address="testability.G31:testability.G31" chart:class="chart:line">
            <chart:data-point chart:repeated="8"/>
          </chart:series>
          <chart:series chart:style-name="ch11" chart:values-cell-range-address="testability.H32:testability.O32" chart:label-cell-address="testability.G32:testability.G3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testability.H27:testability.O27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testability.G28:testability.G28</svg:desc>
                </draw:g>
              </table:table-cell>
              <table:table-cell office:value-type="float" office:value="56">
                <text:p>56</text:p>
                <draw:g>
                  <svg:desc>testability.H28:testability.O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+</text:p>
                <draw:g>
                  <svg:desc>testability.G29:testability.G29</svg:desc>
                </draw:g>
              </table:table-cell>
              <table:table-cell office:value-type="float" office:value="15">
                <text:p>15</text:p>
                <draw:g>
                  <svg:desc>testability.H29:testability.O2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</text:p>
                <draw:g>
                  <svg:desc>testability.G30:testability.G30</svg:desc>
                </draw:g>
              </table:table-cell>
              <table:table-cell office:value-type="float" office:value="15">
                <text:p>15</text:p>
                <draw:g>
                  <svg:desc>testability.H30:testability.O3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</text:p>
                <draw:g>
                  <svg:desc>testability.G31:testability.G31</svg:desc>
                </draw:g>
              </table:table-cell>
              <table:table-cell office:value-type="float" office:value="6">
                <text:p>6</text:p>
                <draw:g>
                  <svg:desc>testability.H31:testability.O31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-</text:p>
                <draw:g>
                  <svg:desc>testability.G32:testability.G32</svg:desc>
                </draw:g>
              </table:table-cell>
              <table:table-cell office:value-type="float" office:value="9">
                <text:p>9</text:p>
                <draw:g>
                  <svg:desc>testability.H32:testability.O3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35cm" svg:height="7.657cm" xlink:href=".." xlink:type="simple" chart:class="chart:line" chart:style-name="ch1">
        <chart:legend chart:legend-position="end" svg:x="9.768cm" svg:y="2.533cm" style:legend-expansion="high" chart:style-name="ch2"/>
        <chart:plot-area chart:style-name="ch3" table:cell-range-address="testability.G43:testability.O48" chart:data-source-has-labels="both" svg:x="0.23cm" svg:y="0.153cm" svg:width="9.308cm" svg:height="7.351cm">
          <chart:coordinate-region svg:x="1.568cm" svg:y="0.352cm" svg:width="7.829cm" svg:height="5.424cm"/>
          <chart:axis chart:dimension="x" chart:name="primary-x" chart:style-name="ch4" chartooo:axis-type="auto">
            <chartooo:date-scale/>
            <chart:categories table:cell-range-address="testability.H43:testability.O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ability.H44:testability.O44" chart:label-cell-address="testability.G44:testability.G44" chart:class="chart:line">
            <chart:data-point chart:repeated="8"/>
          </chart:series>
          <chart:series chart:style-name="ch8" chart:values-cell-range-address="testability.H45:testability.O45" chart:label-cell-address="testability.G45:testability.G45" chart:class="chart:line">
            <chart:data-point chart:repeated="8"/>
          </chart:series>
          <chart:series chart:style-name="ch9" chart:values-cell-range-address="testability.H46:testability.O46" chart:label-cell-address="testability.G46:testability.G46" chart:class="chart:line">
            <chart:data-point chart:repeated="8"/>
          </chart:series>
          <chart:series chart:style-name="ch10" chart:values-cell-range-address="testability.H47:testability.O47" chart:label-cell-address="testability.G47:testability.G47" chart:class="chart:line">
            <chart:data-point chart:repeated="8"/>
          </chart:series>
          <chart:series chart:style-name="ch11" chart:values-cell-range-address="testability.H48:testability.O48" chart:label-cell-address="testability.G48:testability.G4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testability.H43:testability.O43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testability.G44:testability.G44</svg:desc>
                </draw:g>
              </table:table-cell>
              <table:table-cell office:value-type="float" office:value="64">
                <text:p>64</text:p>
                <draw:g>
                  <svg:desc>testability.H44:testability.O44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+</text:p>
                <draw:g>
                  <svg:desc>testability.G45:testability.G45</svg:desc>
                </draw:g>
              </table:table-cell>
              <table:table-cell office:value-type="float" office:value="7">
                <text:p>7</text:p>
                <draw:g>
                  <svg:desc>testability.H45:testability.O4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</text:p>
                <draw:g>
                  <svg:desc>testability.G46:testability.G46</svg:desc>
                </draw:g>
              </table:table-cell>
              <table:table-cell office:value-type="float" office:value="21">
                <text:p>21</text:p>
                <draw:g>
                  <svg:desc>testability.H46:testability.O4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-</text:p>
                <draw:g>
                  <svg:desc>testability.G47:testability.G47</svg:desc>
                </draw:g>
              </table:table-cell>
              <table:table-cell office:value-type="float" office:value="7">
                <text:p>7</text:p>
                <draw:g>
                  <svg:desc>testability.H47:testability.O4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-</text:p>
                <draw:g>
                  <svg:desc>testability.G48:testability.G48</svg:desc>
                </draw:g>
              </table:table-cell>
              <table:table-cell office:value-type="float" office:value="0">
                <text:p>0</text:p>
                <draw:g>
                  <svg:desc>testability.H48:testability.O4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4cm" svg:height="7.605cm" xlink:href=".." xlink:type="simple" chart:class="chart:line" chart:style-name="ch1">
        <chart:legend chart:legend-position="end" svg:x="9.667cm" svg:y="2.507cm" style:legend-expansion="high" chart:style-name="ch2"/>
        <chart:plot-area chart:style-name="ch3" table:cell-range-address="testability.G57:testability.O62" chart:data-source-has-labels="both" svg:x="0.228cm" svg:y="0.152cm" svg:width="9.211cm" svg:height="7.301cm">
          <chart:coordinate-region svg:x="1.566cm" svg:y="0.351cm" svg:width="7.732cm" svg:height="5.374cm"/>
          <chart:axis chart:dimension="x" chart:name="primary-x" chart:style-name="ch4" chartooo:axis-type="auto">
            <chartooo:date-scale/>
            <chart:categories table:cell-range-address="testability.H57:testability.O5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ability.H58:testability.O58" chart:label-cell-address="testability.G58:testability.G58" chart:class="chart:line">
            <chart:data-point chart:repeated="8"/>
          </chart:series>
          <chart:series chart:style-name="ch8" chart:values-cell-range-address="testability.H59:testability.O59" chart:label-cell-address="testability.G59:testability.G59" chart:class="chart:line">
            <chart:data-point chart:repeated="8"/>
          </chart:series>
          <chart:series chart:style-name="ch9" chart:values-cell-range-address="testability.H60:testability.O60" chart:label-cell-address="testability.G60:testability.G60" chart:class="chart:line">
            <chart:data-point chart:repeated="8"/>
          </chart:series>
          <chart:series chart:style-name="ch10" chart:values-cell-range-address="testability.H61:testability.O61" chart:label-cell-address="testability.G61:testability.G61" chart:class="chart:line">
            <chart:data-point chart:repeated="8"/>
          </chart:series>
          <chart:series chart:style-name="ch11" chart:values-cell-range-address="testability.H62:testability.O62" chart:label-cell-address="testability.G62:testability.G6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testability.H57:testability.O57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testability.G58:testability.G58</svg:desc>
                </draw:g>
              </table:table-cell>
              <table:table-cell office:value-type="float" office:value="73">
                <text:p>73</text:p>
                <draw:g>
                  <svg:desc>testability.H58:testability.O5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+</text:p>
                <draw:g>
                  <svg:desc>testability.G59:testability.G59</svg:desc>
                </draw:g>
              </table:table-cell>
              <table:table-cell office:value-type="float" office:value="18">
                <text:p>18</text:p>
                <draw:g>
                  <svg:desc>testability.H59:testability.O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</text:p>
                <draw:g>
                  <svg:desc>testability.G60:testability.G60</svg:desc>
                </draw:g>
              </table:table-cell>
              <table:table-cell office:value-type="float" office:value="0">
                <text:p>0</text:p>
                <draw:g>
                  <svg:desc>testability.H60:testability.O6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-</text:p>
                <draw:g>
                  <svg:desc>testability.G61:testability.G61</svg:desc>
                </draw:g>
              </table:table-cell>
              <table:table-cell office:value-type="float" office:value="9">
                <text:p>9</text:p>
                <draw:g>
                  <svg:desc>testability.H61:testability.O6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-</text:p>
                <draw:g>
                  <svg:desc>testability.G62:testability.G62</svg:desc>
                </draw:g>
              </table:table-cell>
              <table:table-cell office:value-type="float" office:value="0">
                <text:p>0</text:p>
                <draw:g>
                  <svg:desc>testability.H62:testability.O6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cm" svg:height="8.721cm" xlink:href=".." xlink:type="simple" chart:class="chart:line" chart:style-name="ch1">
        <chart:legend chart:legend-position="end" svg:x="11.733cm" svg:y="3.065cm" style:legend-expansion="high" chart:style-name="ch2"/>
        <chart:plot-area chart:style-name="ch3" table:cell-range-address="analysability.C6:analysability.K11" chart:data-source-has-labels="both" svg:x="0.27cm" svg:y="0.174cm" svg:width="11.193cm" svg:height="8.373cm">
          <chart:coordinate-region svg:x="1.608cm" svg:y="0.373cm" svg:width="9.714cm" svg:height="6.446cm"/>
          <chart:axis chart:dimension="x" chart:name="primary-x" chart:style-name="ch4" chartooo:axis-type="auto">
            <chartooo:date-scale/>
            <chart:categories table:cell-range-address="analysability.D6:analysability.K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nalysability.D7:analysability.K7" chart:label-cell-address="analysability.C7:analysability.C7" chart:class="chart:line">
            <chart:data-point chart:repeated="8"/>
          </chart:series>
          <chart:series chart:style-name="ch8" chart:values-cell-range-address="analysability.D8:analysability.K8" chart:label-cell-address="analysability.C8:analysability.C8" chart:class="chart:line">
            <chart:data-point chart:repeated="8"/>
          </chart:series>
          <chart:series chart:style-name="ch9" chart:values-cell-range-address="analysability.D9:analysability.K9" chart:label-cell-address="analysability.C9:analysability.C9" chart:class="chart:line">
            <chart:data-point chart:repeated="8"/>
          </chart:series>
          <chart:series chart:style-name="ch10" chart:values-cell-range-address="analysability.D10:analysability.K10" chart:label-cell-address="analysability.C10:analysability.C10" chart:class="chart:line">
            <chart:data-point chart:repeated="8"/>
          </chart:series>
          <chart:series chart:style-name="ch11" chart:values-cell-range-address="analysability.D11:analysability.K11" chart:label-cell-address="analysability.C11:analysability.C1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analysability.D6:analysability.K6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analysability.C7:analysability.C7</svg:desc>
                </draw:g>
              </table:table-cell>
              <table:table-cell office:value-type="float" office:value="46">
                <text:p>46</text:p>
                <draw:g>
                  <svg:desc>analysability.D7:analysability.K7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+</text:p>
                <draw:g>
                  <svg:desc>analysability.C8:analysability.C8</svg:desc>
                </draw:g>
              </table:table-cell>
              <table:table-cell office:value-type="float" office:value="50">
                <text:p>50</text:p>
                <draw:g>
                  <svg:desc>analysability.D8:analysability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o</text:p>
                <draw:g>
                  <svg:desc>analysability.C9:analysability.C9</svg:desc>
                </draw:g>
              </table:table-cell>
              <table:table-cell office:value-type="float" office:value="4">
                <text:p>4</text:p>
                <draw:g>
                  <svg:desc>analysability.D9:analysability.K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  <draw:g>
                  <svg:desc>analysability.C10:analysability.C10</svg:desc>
                </draw:g>
              </table:table-cell>
              <table:table-cell office:value-type="float" office:value="0">
                <text:p>0</text:p>
                <draw:g>
                  <svg:desc>analysability.D10:analysability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analysability.C11:analysability.C11</svg:desc>
                </draw:g>
              </table:table-cell>
              <table:table-cell office:value-type="float" office:value="0">
                <text:p>0</text:p>
                <draw:g>
                  <svg:desc>analysability.D11:analysability.K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analysability.C24:analysability.K29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analysability.D24:analysability.K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nalysability.D25:analysability.K25" chart:label-cell-address="analysability.C25:analysability.C25" chart:class="chart:line">
            <chart:data-point chart:repeated="8"/>
          </chart:series>
          <chart:series chart:style-name="ch8" chart:values-cell-range-address="analysability.D26:analysability.K26" chart:label-cell-address="analysability.C26:analysability.C26" chart:class="chart:line">
            <chart:data-point chart:repeated="8"/>
          </chart:series>
          <chart:series chart:style-name="ch9" chart:values-cell-range-address="analysability.D27:analysability.K27" chart:label-cell-address="analysability.C27:analysability.C27" chart:class="chart:line">
            <chart:data-point chart:repeated="8"/>
          </chart:series>
          <chart:series chart:style-name="ch10" chart:values-cell-range-address="analysability.D28:analysability.K28" chart:label-cell-address="analysability.C28:analysability.C28" chart:class="chart:line">
            <chart:data-point chart:repeated="8"/>
          </chart:series>
          <chart:series chart:style-name="ch11" chart:values-cell-range-address="analysability.D29:analysability.K29" chart:label-cell-address="analysability.C29:analysability.C2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analysability.D24:analysability.K24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analysability.C25:analysability.C25</svg:desc>
                </draw:g>
              </table:table-cell>
              <table:table-cell office:value-type="float" office:value="47">
                <text:p>47</text:p>
                <draw:g>
                  <svg:desc>analysability.D25:analysability.K2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+</text:p>
                <draw:g>
                  <svg:desc>analysability.C26:analysability.C26</svg:desc>
                </draw:g>
              </table:table-cell>
              <table:table-cell office:value-type="float" office:value="44">
                <text:p>44</text:p>
                <draw:g>
                  <svg:desc>analysability.D26:analysability.K26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o</text:p>
                <draw:g>
                  <svg:desc>analysability.C27:analysability.C27</svg:desc>
                </draw:g>
              </table:table-cell>
              <table:table-cell office:value-type="float" office:value="9">
                <text:p>9</text:p>
                <draw:g>
                  <svg:desc>analysability.D27:analysability.K27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</text:p>
                <draw:g>
                  <svg:desc>analysability.C28:analysability.C28</svg:desc>
                </draw:g>
              </table:table-cell>
              <table:table-cell office:value-type="float" office:value="0">
                <text:p>0</text:p>
                <draw:g>
                  <svg:desc>analysability.D28:analysability.K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analysability.C29:analysability.C29</svg:desc>
                </draw:g>
              </table:table-cell>
              <table:table-cell office:value-type="float" office:value="0">
                <text:p>0</text:p>
                <draw:g>
                  <svg:desc>analysability.D29:analysability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81d41a" draw:fill-color="#81d41a" dr3d:edge-rounding="5%"/>
      <style:text-properties fo:color="#81d41a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bf00" draw:fill-color="#ffbf00" dr3d:edge-rounding="5%"/>
      <style:text-properties fo:color="#ffbf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8000" draw:fill-color="#ff8000" dr3d:edge-rounding="5%"/>
      <style:text-properties fo:color="#ff8000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8.721cm" xlink:href=".." xlink:type="simple" chart:class="chart:line" chart:style-name="ch1">
        <chart:legend chart:legend-position="end" svg:x="11.734cm" svg:y="3.065cm" style:legend-expansion="high" chart:style-name="ch2"/>
        <chart:plot-area chart:style-name="ch3" table:cell-range-address="analysability.C40:analysability.K45" chart:data-source-has-labels="both" svg:x="0.27cm" svg:y="0.174cm" svg:width="11.194cm" svg:height="8.373cm">
          <chart:coordinate-region svg:x="1.608cm" svg:y="0.373cm" svg:width="9.715cm" svg:height="6.446cm"/>
          <chart:axis chart:dimension="x" chart:name="primary-x" chart:style-name="ch4" chartooo:axis-type="auto">
            <chartooo:date-scale/>
            <chart:categories table:cell-range-address="analysability.D40:analysability.K4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nalysability.D41:analysability.K41" chart:label-cell-address="analysability.C41:analysability.C41" chart:class="chart:line">
            <chart:data-point chart:repeated="8"/>
          </chart:series>
          <chart:series chart:style-name="ch8" chart:values-cell-range-address="analysability.D42:analysability.K42" chart:label-cell-address="analysability.C42:analysability.C42" chart:class="chart:line">
            <chart:data-point chart:repeated="8"/>
          </chart:series>
          <chart:series chart:style-name="ch9" chart:values-cell-range-address="analysability.D43:analysability.K43" chart:label-cell-address="analysability.C43:analysability.C43" chart:class="chart:line">
            <chart:data-point chart:repeated="8"/>
          </chart:series>
          <chart:series chart:style-name="ch10" chart:values-cell-range-address="analysability.D44:analysability.K44" chart:label-cell-address="analysability.C44:analysability.C44" chart:class="chart:line">
            <chart:data-point chart:repeated="8"/>
          </chart:series>
          <chart:series chart:style-name="ch11" chart:values-cell-range-address="analysability.D45:analysability.K45" chart:label-cell-address="analysability.C45:analysability.C4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-01-01</text:p>
                <draw:g>
                  <svg:desc>analysability.D40:analysability.K40</svg:desc>
                </draw:g>
              </table:table-cell>
              <table:table-cell office:value-type="string">
                <text:p>2019-07-02</text:p>
              </table:table-cell>
              <table:table-cell office:value-type="string">
                <text:p>2019-12-31</text:p>
              </table:table-cell>
              <table:table-cell office:value-type="string">
                <text:p>2020-06-30</text:p>
              </table:table-cell>
              <table:table-cell office:value-type="string">
                <text:p>2020-12-29</text:p>
              </table:table-cell>
              <table:table-cell office:value-type="string">
                <text:p>2021-06-29</text:p>
              </table:table-cell>
              <table:table-cell office:value-type="string">
                <text:p>2021-12-28</text:p>
              </table:table-cell>
              <table:table-cell office:value-type="string">
                <text:p>2022-06-28</text:p>
              </table:table-cell>
            </table:table-row>
          </table:table-header-rows>
          <table:table-rows>
            <table:table-row>
              <table:table-cell office:value-type="string">
                <text:p>++</text:p>
                <draw:g>
                  <svg:desc>analysability.C41:analysability.C41</svg:desc>
                </draw:g>
              </table:table-cell>
              <table:table-cell office:value-type="float" office:value="79">
                <text:p>79</text:p>
                <draw:g>
                  <svg:desc>analysability.D41:analysability.K41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+</text:p>
                <draw:g>
                  <svg:desc>analysability.C42:analysability.C42</svg:desc>
                </draw:g>
              </table:table-cell>
              <table:table-cell office:value-type="float" office:value="21">
                <text:p>21</text:p>
                <draw:g>
                  <svg:desc>analysability.D42:analysability.K42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o</text:p>
                <draw:g>
                  <svg:desc>analysability.C43:analysability.C43</svg:desc>
                </draw:g>
              </table:table-cell>
              <table:table-cell office:value-type="float" office:value="0">
                <text:p>0</text:p>
                <draw:g>
                  <svg:desc>analysability.D43:analysability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</text:p>
                <draw:g>
                  <svg:desc>analysability.C44:analysability.C44</svg:desc>
                </draw:g>
              </table:table-cell>
              <table:table-cell office:value-type="float" office:value="0">
                <text:p>0</text:p>
                <draw:g>
                  <svg:desc>analysability.D44:analysability.K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-</text:p>
                <draw:g>
                  <svg:desc>analysability.C45:analysability.C45</svg:desc>
                </draw:g>
              </table:table-cell>
              <table:table-cell office:value-type="float" office:value="0">
                <text:p>0</text:p>
                <draw:g>
                  <svg:desc>analysability.D45:analysability.K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